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b79" officeooo:paragraph-rsid="00088b79"/>
    </style:style>
    <style:style style:name="P2" style:family="paragraph" style:parent-style-name="Standard">
      <style:text-properties officeooo:rsid="0010e946" officeooo:paragraph-rsid="0010e946"/>
    </style:style>
    <style:style style:name="P3" style:family="paragraph" style:parent-style-name="Standard">
      <style:text-properties officeooo:rsid="00116db0" officeooo:paragraph-rsid="00116db0"/>
    </style:style>
    <style:style style:name="P4" style:family="paragraph" style:parent-style-name="Standard">
      <style:text-properties officeooo:paragraph-rsid="00088b79"/>
    </style:style>
    <style:style style:name="P5" style:family="paragraph" style:parent-style-name="Standard">
      <style:text-properties officeooo:paragraph-rsid="0013faf1"/>
    </style:style>
    <style:style style:name="P6" style:family="paragraph" style:parent-style-name="Standard">
      <style:text-properties officeooo:rsid="00116db0" officeooo:paragraph-rsid="0010e946"/>
    </style:style>
    <style:style style:name="T1" style:family="text">
      <style:text-properties officeooo:rsid="00116db0"/>
    </style:style>
    <style:style style:name="T2" style:family="text">
      <style:text-properties officeooo:rsid="0013fa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Andrew Garrett: </text:span>garrett@berkeley.edu</text:p>
      <text:p text:style-name="P5"><text:span text:style-name="T2">Line Mikkelsen: mikkelsen@berkeley.edu</text:span></text:p>
      <text:p text:style-name="P1"/>
      <text:p text:style-name="P6">Dear Prof. Garrett and Prof. Mikkelsen,</text:p>
      <text:p text:style-name="P6"/>
      <text:p text:style-name="P6">my name is Chris Bentz, I’m a PostDoc at the University of Zurich involved in a project to build a text corpus for 100 typologically diverse languages in order to also give under-resourced languages a place in corpus linguistics (https://www.spur.uzh.ch/en/departments/research/textgroup/MorphDiv.html). Particularly for some of the vulnerable languages it is a difficult task to find text material. Your online corpus of the Karuk language is a notable exception, of course. Since Karuk is one of the languages in our sample we wanted to ask you whether you would have any objections if we use some of the texts in your corpus, of course with reference to your website and the respective references to the original publications and speakers. We aim to get at least around 20000 tokens for each language. The idea is to eventually make the corpus available to the public via a website like yours. </text:p>
      <text:p text:style-name="P6"/>
      <text:p text:style-name="P6">Thanks for your time and consideration,</text:p>
      <text:p text:style-name="P6"/>
      <text:p text:style-name="P6">Chris Ben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16:27.477302933</meta:creation-date>
    <dc:date>2019-03-21T16:34:32.836779859</dc:date>
    <meta:editing-duration>PT28M9S</meta:editing-duration>
    <meta:editing-cycles>5</meta:editing-cycles>
    <meta:generator>LibreOffice/6.0.6.2$Linux_X86_64 LibreOffice_project/00m0$Build-2</meta:generator>
    <meta:document-statistic meta:table-count="0" meta:image-count="0" meta:object-count="0" meta:page-count="1" meta:paragraph-count="6" meta:word-count="166" meta:character-count="1060" meta:non-whitespace-character-count="899"/>
  </office:meta>
</office:document-meta>
</file>